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PrintServlet.render( Source src , Transformer transformer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pPrintServlet.reportOK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